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64,929,409,212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2,202,725,204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7,907,695,408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4,091,713,775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9,921,464,365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5,599,994,004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0,429,734,384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4,686,224,301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9,440,287,581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7,116,635,565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5,155,888,616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1,295,984,230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8,141,666,3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6,374,393,9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5,013,381,7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3,693,981,2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2,994,310,4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,502,013,4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2,304,115,0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2,130,252,2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1,575,486,4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0,677,286,1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,870,494,0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34:59.169675636</dc:date>
    <meta:editing-duration>PT5H26M20S</meta:editing-duration>
    <meta:editing-cycles>130</meta:editing-cycles>
    <meta:generator>LibreOffice/7.2.6.2$Linux_X86_64 LibreOffice_project/20$Build-2</meta:generator>
    <meta:document-statistic meta:table-count="1" meta:cell-count="48" meta:object-count="0"/>
  </office:meta>
</office:document-meta>
</file>